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74f1" officeooo:paragraph-rsid="000874f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874f1" officeooo:paragraph-rsid="000874f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874f1" officeooo:paragraph-rsid="000874f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61be" officeooo:paragraph-rsid="000961b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9c8fd"/>
    </style:style>
    <style:style style:name="P6" style:family="paragraph" style:parent-style-name="Standard">
      <style:paragraph-properties fo:text-align="start" style:justify-single-word="false"/>
      <style:text-properties officeooo:rsid="000b8280" officeooo:paragraph-rsid="000b8280"/>
    </style:style>
    <style:style style:name="P7" style:family="paragraph" style:parent-style-name="Standard">
      <style:paragraph-properties fo:text-align="start" style:justify-single-word="false"/>
      <style:text-properties officeooo:rsid="000c0437" officeooo:paragraph-rsid="000c0437"/>
    </style:style>
    <style:style style:name="P8" style:family="paragraph" style:parent-style-name="Standard">
      <style:paragraph-properties fo:text-align="start" style:justify-single-word="false"/>
      <style:text-properties officeooo:rsid="000da069" officeooo:paragraph-rsid="000da06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61be"/>
    </style:style>
    <style:style style:name="T4" style:family="text">
      <style:text-properties officeooo:rsid="0009c8fd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9c8fd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e9256" style:font-size-asian="10.5pt" style:font-weight-asian="normal" style:font-size-complex="12pt" style:font-weight-complex="normal"/>
    </style:style>
    <style:style style:name="T8" style:family="text">
      <style:text-properties fo:font-size="12pt" fo:font-weight="bold" style:font-size-asian="10.5pt" style:font-weight-asian="bold" style:font-size-complex="12pt" style:font-weight-complex="bold"/>
    </style:style>
    <style:style style:name="T9" style:family="text">
      <style:text-properties officeooo:rsid="000a02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flow</text:p>
      <text:p text:style-name="P1"/>
      <text:p text:style-name="P2">git flow init</text:p>
      <text:p text:style-name="P3">Fon<text:span text:style-name="T9">c</text:span>tionne aussi sur un projet git déjà existant.</text:p>
      <text:p text:style-name="P2"/>
      <text:p text:style-name="P2"><text:span text:style-name="T1">Git flow</text:span> feature start <text:span text:style-name="T1">nomDeLaFeature</text:span></text:p>
      <text:p text:style-name="P3">Démarre une feature et checkout automatiquement sur la branch</text:p>
      <text:p text:style-name="P3"/>
      <text:p text:style-name="P2"><text:span text:style-name="T1">Git flow</text:span> feature publish <text:span text:style-name="T1">nomDeLaFeature</text:span></text:p>
      <text:p text:style-name="P3">Effectue un push sur le dépôt distant</text:p>
      <text:p text:style-name="P3"/>
      <text:p text:style-name="P3">Git flow <text:span text:style-name="T2">feature finish</text:span> nomDeLaFeature</text:p>
      <text:p text:style-name="P3">Merge sur Develop et efface la branch<text:span text:style-name="T3">e</text:span></text:p>
      <text:p text:style-name="P3"/>
      <text:p text:style-name="P4">PUBLIER l’application :</text:p>
      <text:p text:style-name="P4"/>
      <text:p text:style-name="P4">git flow <text:span text:style-name="T2">release start </text:span><text:span text:style-name="T4">n°de version</text:span></text:p>
      <text:p text:style-name="P5"><text:span text:style-name="T6">Créer la branch release v.ceQueTuVeux</text:span></text:p>
      <text:p text:style-name="P5"><text:span text:style-name="T6"/></text:p>
      <text:p text:style-name="P6"><text:span text:style-name="T6">g</text:span><text:span text:style-name="T5">it flow </text:span><text:span text:style-name="T8">release finish</text:span><text:span text:style-name="T5"> nomDeRelease</text:span></text:p>
      <text:p text:style-name="P6"><text:span text:style-name="T5">Ne conserve que les commit de la release, demande nom d’etiquette (tag), ctrlX pour save.</text:span></text:p>
      <text:p text:style-name="P7"><text:span text:style-name="T5">Merge sur main et Develop</text:span></text:p>
      <text:p text:style-name="P7"><text:span text:style-name="T5"/></text:p>
      <text:p text:style-name="P8"><text:span text:style-name="T5">git push –</text:span><text:span text:style-name="T7">tag (pour garderles tag) </text:span><text:span text:style-name="T5">pour publier la release sur le depot </text:span><text:span text:style-name="T7">des branch main et develop.</text:span></text:p>
      <text:p text:style-name="P8"><text:span text:style-name="T7"/></text:p>
      <text:p text:style-name="P5"><text:span text:style-name="T6"/></text:p>
      <text:p text:style-name="P5"><text:span text:style-name="T6"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4:09:55.027795644</meta:creation-date>
    <dc:date>2021-04-08T14:59:43.225490281</dc:date>
    <meta:editing-duration>PT9M4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108" meta:character-count="664" meta:non-whitespace-character-count="572"/>
  </office:meta>
</office:document-meta>
</file>